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282a"/>
    </style:style>
    <style:style style:name="P2" style:family="paragraph" style:parent-style-name="Title">
      <style:text-properties officeooo:rsid="000209e7" officeooo:paragraph-rsid="001f8840"/>
    </style:style>
    <style:style style:name="T1" style:family="text">
      <style:text-properties officeooo:rsid="001f8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gital</text:span> <text:span text:style-name="T1">Input</text:span> Devices<text:line-break/></text:p>
      <text:p text:style-name="Heading">Introduction</text:p>
      <text:p text:style-name="P1"><text:line-break/><text:span text:style-name="T1">In section two we introduced the concept of analog input devices. Here we will examine digital devices. While an analog pin has a voltage that can change continuously over the range of possible values. The number of possible states we can read from a single analog pin is bound only by the resolution of the ADC. A 10-bit ADC, like the one found on the Arduino, can specify a total of 1024 possible readings from the device. A digital pin is decidedly simpler. It has only two possible states: High and Low. 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3:53:21.979000000</meta:creation-date>
    <dc:date>2017-03-28T14:29:47.615000000</dc:date>
    <meta:editing-duration>PT14M21S</meta:editing-duration>
    <meta:editing-cycles>1</meta:editing-cycles>
    <meta:document-statistic meta:table-count="0" meta:image-count="0" meta:object-count="0" meta:page-count="1" meta:paragraph-count="3" meta:word-count="96" meta:character-count="545" meta:non-whitespace-character-count="447"/>
    <meta:generator>LibreOffice/5.2.1.2$Windows_x86 LibreOffice_project/31dd62db80d4e60af04904455ec9c9219178d620</meta:generator>
  </office:meta>
</office:document-meta>
</file>